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IFOperationMap.addBindingOperation( Binding binding , BindingOperation bindingOpe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SIFOperationMap.getOperatio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IFOperationMap.getOperation( String oper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IFOperationMap.WSIFOperationMap( WSIF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IFOperationMap.getOperationForExchange( Message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SIFOperationMap.getOperation( QName operatio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SIFOperationMap.addBinding( Binding bin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